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40631198883" calcext:value-type="float">
            <text:p>0,0140631199</text:p>
          </table:table-cell>
          <table:table-cell office:value-type="float" office:value="23.3733971119" calcext:value-type="float">
            <text:p>23,37339711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/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0.0153021812439" calcext:value-type="float">
            <text:p>0,0153021812</text:p>
          </table:table-cell>
          <table:table-cell office:value-type="float" office:value="23.0404040813" calcext:value-type="float">
            <text:p>23,04040408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/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0.0158531665802" calcext:value-type="float">
            <text:p>0,0158531666</text:p>
          </table:table-cell>
          <table:table-cell office:value-type="float" office:value="23.0742621422" calcext:value-type="float">
            <text:p>23,074262142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52759552002" calcext:value-type="float">
            <text:p>0,0152759552</text:p>
          </table:table-cell>
          <table:table-cell office:value-type="float" office:value="23.1396200657" calcext:value-type="float">
            <text:p>23,139620065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00944669366" calcext:value-type="float">
            <text:p>99,73</text:p>
          </table:table-cell>
          <table:table-cell table:style-name="ce3" table:formula="of:=([.F6]/12597)*100" office:value-type="float" office:value="0.269905533063428" calcext:value-type="float">
            <text:p>0,27</text:p>
          </table:table-cell>
          <table:table-cell/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0.0152599811554" calcext:value-type="float">
            <text:p>0,0152599812</text:p>
          </table:table-cell>
          <table:table-cell office:value-type="float" office:value="23.1033859253" calcext:value-type="float">
            <text:p>23,103385925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83408748115" calcext:value-type="float">
            <text:p>99,70</text:p>
          </table:table-cell>
          <table:table-cell table:style-name="ce3" table:formula="of:=([.F7]/12597)*100" office:value-type="float" office:value="0.301659125188537" calcext:value-type="float">
            <text:p>0,30</text:p>
          </table:table-cell>
          <table:table-cell/>
          <table:table-cell table:style-name="ce4" table:formula="of:=[.E23]+[.H23]"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0.0155470371246" calcext:value-type="float">
            <text:p>0,0155470371</text:p>
          </table:table-cell>
          <table:table-cell office:value-type="float" office:value="23.0792548656" calcext:value-type="float">
            <text:p>23,079254865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777248551242" calcext:value-type="float">
            <text:p>99,78</text:p>
          </table:table-cell>
          <table:table-cell table:style-name="ce3" table:formula="of:=([.F8]/12597)*100" office:value-type="float" office:value="0.222275144875764" calcext:value-type="float">
            <text:p>0,22</text:p>
          </table:table-cell>
          <table:table-cell/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0.0153121948242" calcext:value-type="float">
            <text:p>0,0153121948</text:p>
          </table:table-cell>
          <table:table-cell office:value-type="float" office:value="23.104681015" calcext:value-type="float">
            <text:p>23,10468101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633881082798" calcext:value-type="float">
            <text:p>99,56</text:p>
          </table:table-cell>
          <table:table-cell table:style-name="ce3" table:formula="of:=([.F9]/12597)*100" office:value-type="float" office:value="0.436611891720251" calcext:value-type="float">
            <text:p>0,44</text:p>
          </table:table-cell>
          <table:table-cell/>
          <table:table-cell table:style-name="ce4" table:formula="of:=[.E25]+[.H25]" office:value-type="float" office:value="12542" calcext:value-type="float">
            <text:p>12542</text:p>
          </table:table-cell>
          <table:table-cell table:formula="of:=12597-[.E9]" office:value-type="float" office:value="55" calcext:value-type="float">
            <text:p>55</text:p>
          </table:table-cell>
          <table:table-cell office:value-type="float" office:value="0.0154709815979" calcext:value-type="float">
            <text:p>0,0154709816</text:p>
          </table:table-cell>
          <table:table-cell office:value-type="float" office:value="23.1314489841" calcext:value-type="float">
            <text:p>23,131448984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777248551242" calcext:value-type="float">
            <text:p>99,78</text:p>
          </table:table-cell>
          <table:table-cell table:style-name="ce3" table:formula="of:=([.F10]/12597)*100" office:value-type="float" office:value="0.222275144875764" calcext:value-type="float">
            <text:p>0,22</text:p>
          </table:table-cell>
          <table:table-cell/>
          <table:table-cell table:style-name="ce4" table:formula="of:=[.E26]+[.H26]" office:value-type="float" office:value="12569" calcext:value-type="float">
            <text:p>12569</text:p>
          </table:table-cell>
          <table:table-cell table:formula="of:=12597-[.E10]" office:value-type="float" office:value="28" calcext:value-type="float">
            <text:p>28</text:p>
          </table:table-cell>
          <table:table-cell office:value-type="float" office:value="0.0154318809509" calcext:value-type="float">
            <text:p>0,015431881</text:p>
          </table:table-cell>
          <table:table-cell office:value-type="float" office:value="23.1182379723" calcext:value-type="float">
            <text:p>23,11823797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/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0.0151860713959" calcext:value-type="float">
            <text:p>0,0151860714</text:p>
          </table:table-cell>
          <table:table-cell office:value-type="float" office:value="23.1421620846" calcext:value-type="float">
            <text:p>23,142162084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1347146146" calcext:value-type="float">
            <text:p>99,6991347146</text:p>
          </table:table-cell>
          <table:table-cell table:formula="of:=AVERAGE([.C2:.C11])" office:value-type="float" office:value="0.300865285385409" calcext:value-type="float">
            <text:p>0,300865285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1" calcext:value-type="float">
            <text:p>12559,1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formula="of:=SUM([.G2:.G11])/10" office:value-type="float" office:value="0.01527025699615" calcext:value-type="float">
            <text:p>0,015270257</text:p>
          </table:table-cell>
          <table:table-cell table:formula="of:=SUM([.H2:.H11])/10" office:value-type="float" office:value="23.1306854248" calcext:value-type="float">
            <text:p>23,13068542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740" calcext:value-type="float">
            <text:p>674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605" calcext:value-type="float">
            <text:p>660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8" calcext:value-type="float">
            <text:p>58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65" calcext:value-type="float">
            <text:p>676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2597-SUM([.E22:.G22])" office:value-type="float" office:value="6607" calcext:value-type="float">
            <text:p>66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2597-SUM([.E24:.G24])" office:value-type="float" office:value="6713" calcext:value-type="float">
            <text:p>671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842" calcext:value-type="float">
            <text:p>68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1347146146" calcext:value-type="float">
            <text:p>0,9969913471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865285385409" calcext:value-type="float">
            <text:p>0,0030086529</text:p>
          </table:table-cell>
          <table:table-cell table:number-columns-repeated="2"/>
          <table:table-cell table:formula="of:=SUM([.E18:.E27])" office:value-type="float" office:value="58445" calcext:value-type="float">
            <text:p>58445</text:p>
          </table:table-cell>
          <table:table-cell table:formula="of:=SUM([.F18:.F27])" office:value-type="float" office:value="197" calcext:value-type="float">
            <text:p>197</text:p>
          </table:table-cell>
          <table:table-cell table:formula="of:=SUM([.G18:.G27])" office:value-type="float" office:value="182" calcext:value-type="float">
            <text:p>182</text:p>
          </table:table-cell>
          <table:table-cell table:formula="of:=SUM([.H18:.H27])" office:value-type="float" office:value="67146" calcext:value-type="float">
            <text:p>6714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6:27.442764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3S</meta:editing-duration>
    <meta:editing-cycles>7</meta:editing-cycles>
    <meta:generator>LibreOffice/5.1.6.2$Linux_X86_64 LibreOffice_project/10m0$Build-2</meta:generator>
    <dc:date>2018-01-23T23:07:52.942565925</dc:date>
    <meta:document-statistic meta:table-count="1" meta:cell-count="171" meta:object-count="0"/>
  </office:meta>
</office:document-meta>
</file>